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ood afternoon <text:database-display text:table-name="Sheet1" text:table-type="table" text:column-name="First Name" text:database-name="mass email test">&lt;First Name&gt;</text:database-display>,</text:p>
      <text:p text:style-name="Standard"></text:p>
      <text:p text:style-name="Standard">I’m emailing you because I noticed that <text:database-display text:table-name="Sheet1" text:table-type="table" text:column-name="Company / Account" text:database-name="mass email test">&lt;Company / Account&gt;</text:database-display><text:s/>engages in the <text:database-display text:table-name="Sheet1" text:table-type="table" text:column-name="Industry Vertical" text:database-name="mass email test">&lt;Industry Vertical&gt;</text:database-display><text:s/>sector. NopSec has helped many organizations like yours reduce costs, meet regulatory requirements, and provide actionable analytics that can help improve your organization’s risk posture.</text:p>
      <text:p text:style-name="Standard"></text:p>
      <text:p text:style-name="Standard">NopSec’s Managed RBVM (risk-based vulnerability management) consolidates people, processes, and technology all into one service that effectively delivers a SaaS platform, a customer success engineer, and an offensive security domain expert for as low as $2,500 per month.</text:p>
      <text:p text:style-name="Standard"></text:p>
      <text:p text:style-name="Standard"></text:p>
      <text:p text:style-name="Standard">Please let me know if this interests you, as I’d love to have a conversation to discuss in more detail what problems your organization has, and how NopSec might be able to help remediate those items. </text:p>
      <text:p text:style-name="Standard"></text:p>
      <text:p text:style-name="Standard">How does next week sound for a 15-minute chat? Pick anytime that works for you via this link: https://calendly.com/nopsec-adamvare/15min</text:p>
      <text:p text:style-name="Standard"></text:p>
      <text:p text:style-name="Standard"></text:p>
      <text:p text:style-name="Standard"></text:p>
      <text:p text:style-name="Standard">Sincerely,</text:p>
      <text:p text:style-name="Standard"></text:p>
      <text:p text:style-name="Standard">Adam Vare | Business Development Manager </text:p>
      <text:p text:style-name="Standard"></text:p>
      <text:p text:style-name="Standard">avare@nopsec.com | www.nopsec.com</text:p>
      <text:p text:style-name="Standard"></text:p>
      <text:p text:style-name="Standard">P: 917-983-3862 </text:p>
      <text:p text:style-name="Standard"><text:s/>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4T09:34:37.281184947</meta:creation-date>
    <dc:date>2020-09-24T09:44:59.044563154</dc:date>
    <meta:editing-duration>PT10M22S</meta:editing-duration>
    <meta:editing-cycles>3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1" meta:word-count="149" meta:character-count="1040" meta:non-whitespace-character-count="875"/>
  </office:meta>
</office:document-meta>
</file>